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0.2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96.01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64.15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ræm</text:p>
          </table:table-cell>
          <table:table-cell office:value-type="string" calcext:value-type="string">
            <text:p>Трамвай</text:p>
            <text:p>The Hague is an immaculate city, where you're more likely to see bicycles and trams than car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t</text:p>
          </table:table-cell>
          <table:table-cell/>
          <table:table-cell office:value-type="string" calcext:value-type="string">
            <text:p>багажник</text:p>
            <text:p>The new model has a bigger boo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ering wheel</text:p>
          </table:table-cell>
          <table:table-cell/>
          <table:table-cell office:value-type="string" calcext:value-type="string">
            <text:p>Руль</text:p>
            <text:p>Karen smiled with enthusiasm at the car-like steering wheel of the boa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er</text:p>
          </table:table-cell>
          <table:table-cell office:value-type="string" calcext:value-type="string">
            <text:p>stɪə</text:p>
          </table:table-cell>
          <table:table-cell office:value-type="string" calcext:value-type="string">
            <text:p>Рулить</text:p>
            <text:p>He was steering with only one hand.</text:p>
            <text:p>Steer towards the lef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orist</text:p>
          </table:table-cell>
          <table:table-cell office:value-type="string" calcext:value-type="string">
            <text:p>ˈməʊtərɪst</text:p>
          </table:table-cell>
          <table:table-cell office:value-type="string" calcext:value-type="string">
            <text:p>driver</text:p>
            <text:p>12,000 motorists were stopped for speeding in the police crackdow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uffeur</text:p>
          </table:table-cell>
          <table:table-cell office:value-type="string" calcext:value-type="string">
            <text:p>ˈʃoʊfər</text:p>
          </table:table-cell>
          <table:table-cell office:value-type="string" calcext:value-type="string">
            <text:p>шофер(работа)</text:p>
            <text:p>I'll learn to drive and be some film star's chauffeu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eakdown service</text:p>
          </table:table-cell>
          <table:table-cell/>
          <table:table-cell office:value-type="string" calcext:value-type="string">
            <text:p>распад, поломка, разрушение</text:p>
            <text:p>He moved away after the breakdown of his marriage.</text:p>
            <text:p>Always carry a phone with you in case you have a breakdown on the motorwa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igh speed train</text:p>
          </table:table-cell>
          <table:table-cell/>
          <table:table-cell office:value-type="string" calcext:value-type="string">
            <text:p>высокоскоростной <text:s/>поезд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ress</text:p>
          </table:table-cell>
          <table:table-cell/>
          <table:table-cell office:value-type="string" calcext:value-type="string">
            <text:p>экспресс</text:p>
            <text:p>I took the mid-afternoon express to Valladolid that goes on to Salamanca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leeping car / carriage / coach</text:p>
          </table:table-cell>
          <table:table-cell office:value-type="string" calcext:value-type="string">
            <text:p>ˈkærɪdʒ</text:p>
          </table:table-cell>
          <table:table-cell office:value-type="string" calcext:value-type="string">
            <text:p>спальный вагон</text:p>
            <text:p>He kept getting up and going to the window to look down on his sleeping ca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rriage</text:p>
          </table:table-cell>
          <table:table-cell office:value-type="string" calcext:value-type="string">
            <text:p>ˈkærɪdʒ</text:p>
          </table:table-cell>
          <table:table-cell office:value-type="string" calcext:value-type="string">
            <text:p>1) вагон</text:p>
            <text:p>2) перевозка</text:p>
            <text:p>Canals were originally built for the carriage of coal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uffet</text:p>
          </table:table-cell>
          <table:table-cell office:value-type="string" calcext:value-type="string">
            <text:p>ˈbʊfeɪ</text:p>
          </table:table-cell>
          <table:table-cell office:value-type="string" calcext:value-type="string">
            <text:p>буфет</text:p>
            <text:p/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icket collector</text:p>
          </table:table-cell>
          <table:table-cell/>
          <table:table-cell office:value-type="string" calcext:value-type="string">
            <text:p>контролер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uctor</text:p>
          </table:table-cell>
          <table:table-cell office:value-type="string" calcext:value-type="string">
            <text:p>kənˈdʌktə</text:p>
          </table:table-cell>
          <table:table-cell office:value-type="string" calcext:value-type="string">
            <text:p>кондуктор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ner</text:p>
          </table:table-cell>
          <table:table-cell office:value-type="string" calcext:value-type="string">
            <text:p>ˈlaɪnə</text:p>
          </table:table-cell>
          <table:table-cell office:value-type="string" calcext:value-type="string">
            <text:p>лайнер</text:p>
            <text:p>an ocean li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'feri</text:p>
          </table:table-cell>
          <table:table-cell office:value-type="string" calcext:value-type="string">
            <text:p>1) паром</text:p>
            <text:p>2) перевозить</text:p>
            <text:p>The ship was used to ferry supplies to Russia during the wa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ck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палуба</text:p>
            <text:p>a staircase leading to the passenger deck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angway / aisle</text:p>
          </table:table-cell>
          <table:table-cell office:value-type="string" calcext:value-type="string">
            <text:p>ˈɡæŋweɪ</text:p>
          </table:table-cell>
          <table:table-cell office:value-type="string" calcext:value-type="string">
            <text:p>Проход (между сиденьями)</text:p>
            <text:p>Мостик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eward / stewardess</text:p>
          </table:table-cell>
          <table:table-cell office:value-type="string" calcext:value-type="string">
            <text:p>ˈstjuːəd</text:p>
            <text:p>'stjuːədɪs</text:p>
          </table:table-cell>
          <table:table-cell office:value-type="string" calcext:value-type="string">
            <text:p>стюард, стюардесса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abin</text:p>
          </table:table-cell>
          <table:table-cell office:value-type="string" calcext:value-type="string">
            <text:p>ˈkæbɪn</text:p>
          </table:table-cell>
          <table:table-cell office:value-type="string" calcext:value-type="string">
            <text:p>каюта, салон самолета, кабина пилота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ircraft</text:p>
          </table:table-cell>
          <table:table-cell office:value-type="string" calcext:value-type="string">
            <text:p>ˈeəkrɑːf</text:p>
          </table:table-cell>
          <table:table-cell office:value-type="string" calcext:value-type="string">
            <text:p>воздужное судно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umbo jet</text:p>
          </table:table-cell>
          <table:table-cell/>
          <table:table-cell office:value-type="string" calcext:value-type="string">
            <text:p>аэробус(огромный самолет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kpit</text:p>
          </table:table-cell>
          <table:table-cell office:value-type="string" calcext:value-type="string">
            <text:p>ˈkɒkˌpɪt </text:p>
          </table:table-cell>
          <table:table-cell office:value-type="string" calcext:value-type="string">
            <text:p>кабина пилота самолета</text:p>
            <text:p>The two pilots sat side-by-side in an enclosed cockpit, with a gangway between the seats and full dual control provid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ound staff</text:p>
          </table:table-cell>
          <table:table-cell/>
          <table:table-cell office:value-type="string" calcext:value-type="string">
            <text:p>наземный персонал (для самолета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ntroller</text:p>
          </table:table-cell>
          <table:table-cell office:value-type="string" calcext:value-type="string">
            <text:p>kənˈtrəʊlə</text:p>
          </table:table-cell>
          <table:table-cell office:value-type="string" calcext:value-type="string">
            <text:p>Оператор</text:p>
            <text:p>air-traffic controll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way</text:p>
          </table:table-cell>
          <table:table-cell/>
          <table:table-cell office:value-type="string" calcext:value-type="string">
            <text:p>взлетная полоса</text:p>
            <text:p>A bird sitting on a runway can only detect an increase in sound when the plane is just 600 to 800m awa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 on / take / have a tri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irline</text:p>
          </table:table-cell>
          <table:table-cell/>
          <table:table-cell office:value-type="string" calcext:value-type="string">
            <text:p>авиакомпания</text:p>
            <text:p>Long before other airlines adopted electronic ticketing, Southwest Airlines was using it to reduce costs and loading tim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t sb up</text:p>
          </table:table-cell>
          <table:table-cell/>
          <table:table-cell office:value-type="string" calcext:value-type="string">
            <text:p>разместить </text:p>
            <text:p>The airline put me up in a hotel overnigh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ut sb on </text:p>
          </table:table-cell>
          <table:table-cell/>
          <table:table-cell office:value-type="string" calcext:value-type="string">
            <text:p>Предоставить сервис</text:p>
            <text:p>BA is putting on extra flights to cover the Christmas rush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sb on standby</text:p>
          </table:table-cell>
          <table:table-cell/>
          <table:table-cell office:value-type="string" calcext:value-type="string">
            <text:p>поставить в режим ожидания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rbulence</text:p>
          </table:table-cell>
          <table:table-cell office:value-type="string" calcext:value-type="string">
            <text:p>ˈtɜːbjələns</text:p>
          </table:table-cell>
          <table:table-cell office:value-type="string" calcext:value-type="string">
            <text:p>турбулентность</text:p>
            <text:p>They ran into bad weather and the turbulence upset the youngest Brückner chil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mpy</text:p>
          </table:table-cell>
          <table:table-cell office:value-type="string" calcext:value-type="string">
            <text:p>ˈbʌmpi</text:p>
          </table:table-cell>
          <table:table-cell office:value-type="string" calcext:value-type="string">
            <text:p>ухабистый, бугристый</text:p>
            <text:p>a bumpy road</text:p>
            <text:p>The plane made a bumpy landi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irsick / airsickness</text:p>
          </table:table-cell>
          <table:table-cell/>
          <table:table-cell office:value-type="string" calcext:value-type="string">
            <text:p>стр. Воздушной болезнья, воздушная болезн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etlag</text:p>
          </table:table-cell>
          <table:table-cell/>
          <table:table-cell office:value-type="string" calcext:value-type="string">
            <text:p>Джет-лаг</text:p>
            <text:p>I’m suffering from jet lag but I’ll feel better after a good night’s sleep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asick / seasickness</text:p>
          </table:table-cell>
          <table:table-cell/>
          <table:table-cell office:value-type="string" calcext:value-type="string">
            <text:p>страдающий морс. Болезнью, морская болезн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суровое море / погода</text:p>
            <text:p>The ship went down in rough seas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капитанский мостик</text:p>
          </table:table-cell>
          <table:table-cell table:number-columns-repeated="1021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3:59:50.74568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2DT22H19M45S</meta:editing-duration>
    <meta:editing-cycles>11</meta:editing-cycles>
    <meta:generator>LibreOffice/6.0.7.3$Linux_X86_64 LibreOffice_project/00m0$Build-3</meta:generator>
    <dc:date>2021-11-13T22:05:05.349352448</dc:date>
    <meta:document-statistic meta:table-count="1" meta:cell-count="94" meta:object-count="0"/>
    <meta:template xlink:type="simple" xlink:actuate="onRequest" xlink:title="vocabularyUnit" xlink:href="../../../../Templates/vocabularyUnit.ots" meta:date="2021-07-23T23:09:37.744245147"/>
  </office:meta>
</office:document-meta>
</file>